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10">
      <style:paragraph-properties fo:margin-left="0cm" fo:margin-right="0cm" fo:text-indent="0cm" style:auto-text-indent="false"/>
    </style:style>
    <style:style style:name="P2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11">
      <style:paragraph-properties fo:margin-left="0cm" fo:margin-right="0cm" fo:text-indent="0cm" style:auto-text-indent="false"/>
    </style:style>
    <style:style style:name="P2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12">
      <style:paragraph-properties fo:margin-left="0cm" fo:margin-right="0cm" fo:text-indent="0cm" style:auto-text-indent="false"/>
    </style:style>
    <style:style style:name="P28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13">
      <style:paragraph-properties fo:margin-left="0cm" fo:margin-right="0cm" fo:text-indent="0cm" style:auto-text-indent="false"/>
    </style:style>
    <style:style style:name="P30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14">
      <style:paragraph-properties fo:margin-left="0cm" fo:margin-right="0cm" fo:text-indent="0cm" style:auto-text-indent="false"/>
    </style:style>
    <style:style style:name="P32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15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response-content-container">
        <text:h text:style-name="Heading_20_2" text:outline-level="2"><text:span text:style-name="Strong_20_Emphasis">📁 4.3 - Dónde se Almacenan los Datos</text:span></text:h>
        <text:h text:style-name="P5" text:outline-level="3">Introducción</text:h>
        <text:p text:style-name="P13">En Linux, todo es un archivo. Desde archivos de texto hasta dispositivos de hardware. Comprender cómo se organiza el sistema de archivos es crucial para navegar, administrar y almacenar información eficientemente.</text:p>
        <text:h text:style-name="P5" text:outline-level="3">Conceptos Clave</text:h>
        <text:list text:style-name="L14">
          <text:list-item>
            <text:p text:style-name="P30"><text:span text:style-name="Strong_20_Emphasis">Sistema de Archivos Jerárquico (FHS) </text:span>:</text:p>
            <text:list>
              <text:list-item>
                <text:p text:style-name="P30"><text:span text:style-name="Source_20_Text">/</text:span> – Raíz del sistema.</text:p>
              </text:list-item>
              <text:list-item>
                <text:p text:style-name="P30"><text:span text:style-name="Source_20_Text">/home</text:span> – Directorios personales de usuarios.</text:p>
              </text:list-item>
              <text:list-item>
                <text:p text:style-name="P30"><text:span text:style-name="Source_20_Text">/etc</text:span> – Archivos de configuración.</text:p>
              </text:list-item>
              <text:list-item>
                <text:p text:style-name="P30"><text:span text:style-name="Source_20_Text">/bin</text:span> y <text:span text:style-name="Source_20_Text">/sbin</text:span> – Binarios esenciales.</text:p>
              </text:list-item>
              <text:list-item>
                <text:p text:style-name="P30"><text:span text:style-name="Source_20_Text">/usr</text:span> – Aplicaciones y librerías no esenciales.</text:p>
              </text:list-item>
              <text:list-item>
                <text:p text:style-name="P30"><text:span text:style-name="Source_20_Text">/var</text:span> – Datos variables (logs, cachés).</text:p>
              </text:list-item>
              <text:list-item>
                <text:p text:style-name="P30"><text:span text:style-name="Source_20_Text">/tmp</text:span> – Archivos temporales.</text:p>
              </text:list-item>
              <text:list-item>
                <text:p text:style-name="P30"><text:span text:style-name="Source_20_Text">/dev</text:span> – Dispositivos representados como archivos.</text:p>
              </text:list-item>
              <text:list-item>
                <text:p text:style-name="P30"><text:span text:style-name="Source_20_Text">/mnt</text:span> y <text:span text:style-name="Source_20_Text">/media</text:span> – Puntos de montaje de dispositivos externos.</text:p>
              </text:list-item>
            </text:list>
          </text:list-item>
          <text:list-item>
            <text:p text:style-name="P30"><text:span text:style-name="Strong_20_Emphasis">Particiones y Sistemas de Archivos Soportados </text:span>:</text:p>
            <text:list>
              <text:list-item>
                <text:p text:style-name="P30">ext4, XFS, Btrfs, NTFS, FAT32, etc.</text:p>
              </text:list-item>
            </text:list>
          </text:list-item>
          <text:list-item>
            <text:p text:style-name="P30"><text:span text:style-name="Strong_20_Emphasis">Montaje y Desmontaje de Volúmenes </text:span>:</text:p>
            <text:list>
              <text:list-item>
                <text:p text:style-name="P31"><text:span text:style-name="Source_20_Text">mount</text:span>, <text:span text:style-name="Source_20_Text">umount</text:span>, <text:span text:style-name="Source_20_Text">fstab</text:span>.</text:p>
              </text:list-item>
            </text:list>
          </text:list-item>
        </text:list>
        <text:h text:style-name="P5" text:outline-level="3">Ejemplos Básicos</text:h>
        <text:p text:style-name="P14"/>
        <text:section text:style-name="Sect1" text:name="code-textarea-8266c107-7b5a-49e2-b482-5666415cb53f-36">
          <text:p text:style-name="P14"># Ver árbol de directorios</text:p>
          <text:p text:style-name="P14">ls -R /</text:p>
          <text:p text:style-name="P14"/>
          <text:p text:style-name="P14"># Ver particiones montadas</text:p>
          <text:p text:style-name="P14">df -Th</text:p>
          <text:p text:style-name="P14"/>
          <text:p text:style-name="P14"># Mostrar estructura de directorios principales</text:p>
          <text:p text:style-name="P14">du -sh /* 2&gt;/dev/null</text:p>
          <text:p text:style-name="P14"/>
          <text:p text:style-name="P14"># Montar una unidad USB</text:p>
          <text:p text:style-name="P14">sudo mount /dev/sdb1 /mnt/usb</text:p>
          <text:p text:style-name="P14"/>
          <text:p text:style-name="P14"># Ver contenido de fstab</text:p>
          <text:p text:style-name="P14">cat /etc/fstab</text:p>
        </text:section>
        <text:section text:style-name="Sect1" text:name="plt-canvas-8266c107-7b5a-49e2-b482-5666415cb53f-36">
          <text:p text:style-name="P14"><text:soft-page-break/></text:p>
        </text:section>
        <text:h text:style-name="P5" text:outline-level="3">Recursos Adicionales</text:h>
        <text:list text:style-name="L15">
          <text:list-item>
            <text:p text:style-name="P32"><text:a xlink:type="simple" xlink:href="https://en.wikipedia.org/wiki/Filesystem_Hierarchy_Standard" office:target-frame-name="_blank" xlink:show="new" text:style-name="Internet_20_link" text:visited-style-name="Visited_20_Internet_20_Link">Wikipedia - Filesystem Hierarchy Standard (FHS)</text:a></text:p>
          </text:list-item>
          <text:list-item>
            <text:p text:style-name="P32"><text:a xlink:type="simple" xlink:href="https://refspecs.linuxfoundation.org/FHS_3.0/fhs/index.html" office:target-frame-name="_blank" xlink:show="new" text:style-name="Internet_20_link" text:visited-style-name="Visited_20_Internet_20_Link">Linux FHS Documentation</text:a></text:p>
          </text:list-item>
          <text:list-item>
            <text:p text:style-name="P32"><text:a xlink:type="simple" xlink:href="https://es.wikipedia.org/wiki/Sistema_de_archivos" office:target-frame-name="_blank" xlink:show="new" text:style-name="Internet_20_link" text:visited-style-name="Visited_20_Internet_20_Link">Wikipedia - Sistema_de_archivos</text:a></text:p>
          </text:list-item>
          <text:list-item>
            <text:p text:style-name="P32"><text:a xlink:type="simple" xlink:href="https://wiki.archlinux.org/title/File_systems" office:target-frame-name="_blank" xlink:show="new" text:style-name="Internet_20_link" text:visited-style-name="Visited_20_Internet_20_Link">ArchWiki - File systems</text:a></text:p>
          </text:list-item>
          <text:list-item>
            <text:p text:style-name="P33"><text:a xlink:type="simple" xlink:href="https://www.howtogeek.com/438456/how-to-mount-and-unmount-file-systems-on-linux/" office:target-frame-name="_blank" xlink:show="new" text:style-name="Internet_20_link" text:visited-style-name="Visited_20_Internet_20_Link">How to Mount and Unmount Filesystems in Linux</text:a></text:p>
          </text:list-item>
        </text:list>
        <text:p text:style-name="Text_20_body"><text:span text:style-name="Strong_20_Emphasis"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2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2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37:57.354210075</dc:date>
    <meta:editing-duration>PT1H54M33S</meta:editing-duration>
    <meta:editing-cycles>15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38" meta:word-count="217" meta:character-count="1329" meta:non-whitespace-character-count="1159"/>
  </office:meta>
</office:document-meta>
</file>